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9"/>
    <style:style style:name="ce14" style:family="table-cell" style:parent-style-name="Default" style:data-style-name="N109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>
            <text:p>pro Tacho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style-name="ce13" table:formula="of:=[.D2]/5" office:value-type="currency" office:currency="EUR" office:value="45">
            <text:p>45,00 €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table:style-name="ce13" table:formula="of:=[.D3]/5" office:value-type="currency" office:currency="EUR" office:value="12.76">
            <text:p>12,76 €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table:style-name="ce13" table:formula="of:=[.D4]/5" office:value-type="currency" office:currency="EUR" office:value="21.944">
            <text:p>21,94 €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table:style-name="ce13" table:formula="of:=[.D5]/5" office:value-type="currency" office:currency="EUR" office:value="12.782">
            <text:p>12,78 €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table:style-name="ce13" table:formula="of:=[.D6]/5" office:value-type="currency" office:currency="EUR" office:value="1.75">
            <text:p>1,75 €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table:style-name="ce13" table:formula="of:=[.D7]/5" office:value-type="currency" office:currency="EUR" office:value="16.426">
            <text:p>16,43 €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table:style-name="ce13" table:formula="of:=[.D8]/5" office:value-type="currency" office:currency="EUR" office:value="3.576">
            <text:p>3,58 €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table:style-name="ce13" table:formula="of:=[.D9]/5" office:value-type="currency" office:currency="EUR" office:value="2.59">
            <text:p>2,59 €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table:style-name="ce13" table:formula="of:=[.D10]/5" office:value-type="currency" office:currency="EUR" office:value="158.282">
            <text:p>158,28 €</text:p>
          </table:table-cell>
          <table:table-cell table:number-columns-repeated="5"/>
        </table:table-row>
        <table:table-row table:style-name="ro2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table:style-name="ce13" table:formula="of:=[.D11]/5" office:value-type="currency" office:currency="EUR" office:value="44.394">
            <text:p>44,39 €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table:style-name="ce13" table:formula="of:=[.D12]/5" office:value-type="currency" office:currency="EUR" office:value="3.74">
            <text:p>3,74 €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table:style-name="ce13" table:formula="of:=[.D13]/5" office:value-type="currency" office:currency="EUR" office:value="1.496">
            <text:p>1,50 €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table:style-name="ce13" table:formula="of:=[.D14]/5" office:value-type="currency" office:currency="EUR" office:value="1.506">
            <text:p>1,51 €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table:style-name="ce13" table:formula="of:=[.D15]/5" office:value-type="currency" office:currency="EUR" office:value="21.302">
            <text:p>21,30 €</text:p>
          </table:table-cell>
          <table:table-cell table:number-columns-repeated="5"/>
        </table:table-row>
        <table:table-row table:style-name="ro2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table:style-name="ce13" table:formula="of:=[.D16]/5" office:value-type="currency" office:currency="EUR" office:value="3.27">
            <text:p>3,27 €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table:style-name="ce13" table:formula="of:=[.D17]/5" office:value-type="currency" office:currency="EUR" office:value="1.14">
            <text:p>1,14 €</text:p>
          </table:table-cell>
          <table:table-cell table:number-columns-repeated="5"/>
        </table:table-row>
        <table:table-row table:style-name="ro2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3" table:formula="of:=[.D18]/5" office:value-type="currency" office:currency="EUR" office:value="10">
            <text:p>10,00 €</text:p>
          </table:table-cell>
          <table:table-cell table:number-columns-repeated="5"/>
        </table:table-row>
        <table:table-row table:style-name="ro2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table:style-name="ce13" table:formula="of:=[.D19]/5" office:value-type="currency" office:currency="EUR" office:value="4.28">
            <text:p>4,28 €</text:p>
          </table:table-cell>
          <table:table-cell table:number-columns-repeated="5"/>
        </table:table-row>
        <table:table-row table:style-name="ro2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table:style-name="ce13" table:formula="of:=[.D20]/5" office:value-type="currency" office:currency="EUR" office:value="4.29">
            <text:p>4,29 €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table:style-name="ce13" table:formula="of:=[.D21]/5" office:value-type="currency" office:currency="EUR" office:value="4.3">
            <text:p>4,30 €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table:style-name="ce13" table:formula="of:=[.D22]/5" office:value-type="currency" office:currency="EUR" office:value="0.74">
            <text:p>0,74 €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table:style-name="ce13" table:formula="of:=[.D23]/5" office:value-type="currency" office:currency="EUR" office:value="0.63">
            <text:p>0,63 €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table:style-name="ce13" table:formula="of:=[.D24]/5" office:value-type="currency" office:currency="EUR" office:value="2.78">
            <text:p>2,78 €</text:p>
          </table:table-cell>
          <table:table-cell table:number-columns-repeated="5"/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table:style-name="ce13" table:formula="of:=[.D25]/5" office:value-type="currency" office:currency="EUR" office:value="39.032">
            <text:p>39,03 €</text:p>
          </table:table-cell>
          <table:table-cell table:number-columns-repeated="5"/>
        </table:table-row>
        <table:table-row table:style-name="ro2">
          <table:table-cell table:formula="of:=[.A25]+1" office:value-type="float" office:value="24">
            <text:p>24</text:p>
          </table:table-cell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Default"/>
          <table:table-cell office:value-type="string">
            <text:p>Eloxieren</text:p>
          </table:table-cell>
          <table:table-cell table:style-name="ce13" table:formula="of:=110*1.19" office:value-type="currency" office:currency="EUR" office:value="130.9">
            <text:p>130,90 €</text:p>
          </table:table-cell>
          <table:table-cell table:style-name="ce13" table:formula="of:=[.D27]/5" office:value-type="currency" office:currency="EUR" office:value="26.18">
            <text:p>26,18 €</text:p>
          </table:table-cell>
          <table:table-cell table:number-columns-repeated="5"/>
        </table:table-row>
        <table:table-row table:style-name="ro2">
          <table:table-cell table:formula="of:=[.A27]+1" office:value-type="float" office:value="26">
            <text:p>26</text:p>
          </table:table-cell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2">
          <table:table-cell table:formula="of:=[.A28]+1" office:value-type="float" office:value="27">
            <text:p>27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2"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29])" office:value-type="currency" office:currency="EUR" office:value="2220.95">
            <text:p>2.220,95 €</text:p>
          </table:table-cell>
          <table:table-cell table:style-name="ce12" table:formula="of:=[.D31]/5" office:value-type="currency" office:currency="EUR" office:value="444.19">
            <text:p>444,19 €</text:p>
          </table:table-cell>
          <table:table-cell table:number-columns-repeated="5"/>
        </table:table-row>
        <table:table-row table:style-name="ro2">
          <table:table-cell table:style-name="ce10" table:number-columns-repeated="2"/>
          <table:table-cell table:style-name="ce12"/>
          <table:table-cell table:style-name="ce1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5"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2-11T21:00:11</dc:date>
    <dc:creator>Kolja Windeler</dc:creator>
    <meta:editing-duration>P1DT10H55M5S</meta:editing-duration>
    <meta:editing-cycles>29</meta:editing-cycles>
    <meta:generator>LibreOffice/3.5$Linux_X86_64 LibreOffice_project/350m1$Build-2</meta:generator>
    <meta:document-statistic meta:table-count="3" meta:cell-count="205" meta:object-count="0"/>
  </office:meta>
</office:document-meta>
</file>